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21400003B5A35B82FC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HPBHC+TimesNewRoman" svg:font-family="CHPBHC+TimesNewRoman, 'Times New Roman'" style:font-family-generic="roman"/>
    <style:font-face style:name="CHPHAC+TimesNewRoman,Italic" svg:font-family="'CHPHAC+TimesNewRoman,Italic',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text-properties fo:color="#000000" style:text-line-through-style="none" style:font-name="CHPBHC+TimesNewRoman" fo:font-size="11.5pt" fo:font-style="normal" style:text-underline-style="none" style:font-name-asian="CHPBHC+TimesNewRoman" style:font-size-asian="11.5pt" style:font-style-asian="normal" style:font-name-complex="CHPBHC+TimesNewRoman" style:font-size-complex="11.5pt" style:font-style-complex="normal"/>
    </style:style>
    <style:style style:name="P5" style:family="paragraph" style:parent-style-name="Standard_20__28_Web_29_">
      <style:paragraph-properties fo:margin-left="0cm" fo:margin-right="0cm" fo:margin-top="0.176cm" fo:margin-bottom="0.176cm" fo:text-align="start" style:justify-single-word="false" fo:text-indent="0cm" style:auto-text-indent="false" style:text-autospace="none"/>
    </style:style>
    <style:style style:name="P6" style:family="paragraph" style:parent-style-name="Standard_20__28_Web_29_">
      <style:paragraph-properties fo:margin-left="0cm" fo:margin-right="0cm" fo:margin-top="0.176cm" fo:margin-bottom="0.176cm" fo:text-align="start" style:justify-single-word="false" fo:text-indent="0cm" style:auto-text-indent="false" style:text-autospace="none"/>
      <style:text-properties fo:color="#000000" style:text-line-through-style="none" style:font-name="CHPBHC+TimesNewRoman" fo:font-size="11.5pt" style:text-underline-style="none" style:font-name-asian="CHPBHC+TimesNewRoman" style:font-size-asian="11.5pt" style:font-name-complex="CHPBHC+TimesNewRoman" style:font-size-complex="11.5pt"/>
    </style:style>
    <style:style style:name="P7" style:family="paragraph" style:parent-style-name="Default">
      <style:paragraph-properties fo:margin-left="0cm" fo:margin-right="0cm" fo:margin-top="0.176cm" fo:margin-bottom="0.176cm" fo:text-align="start" style:justify-single-word="false" fo:text-indent="0cm" style:auto-text-indent="false" style:text-autospace="none"/>
      <style:text-properties fo:color="#000000" style:text-line-through-style="none" style:font-name="CHPBHC+TimesNewRoman" fo:font-size="11.5pt" style:text-underline-style="none" style:font-name-asian="CHPBHC+TimesNewRoman" style:font-size-asian="11.5pt" style:font-name-complex="CHPBHC+TimesNewRoman" style:font-size-complex="11.5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left="0cm" fo:margin-right="0cm" fo:text-indent="1.249cm" style:auto-text-indent="false"/>
    </style:style>
    <style:style style:name="P11"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HPBHC+TimesNewRoman" fo:font-size="11.5pt" style:font-name-asian="CHPBHC+TimesNewRoman" style:font-size-asian="11.5pt" style:font-name-complex="CHPBHC+TimesNewRoman" style:font-size-complex="11.5pt"/>
    </style:style>
    <style:style style:name="T4" style:family="text">
      <style:text-properties fo:color="#000000" style:font-name="CHPBHC+TimesNewRoman" fo:font-size="7.5pt" style:font-name-asian="CHPBHC+TimesNewRoman" style:font-size-asian="7.5pt" style:font-name-complex="CHPBHC+TimesNewRoman" style:font-size-complex="7.5pt"/>
    </style:style>
    <style:style style:name="T5" style:family="text">
      <style:text-properties fo:color="#000000" style:text-line-through-style="none" style:font-name="CHPBHC+TimesNewRoman" fo:font-size="11.5pt" style:text-underline-style="none" style:font-name-asian="CHPBHC+TimesNewRoman" style:font-size-asian="11.5pt" style:font-name-complex="CHPBHC+TimesNewRoman" style:font-size-complex="11.5pt"/>
    </style:style>
    <style:style style:name="T6" style:family="text">
      <style:text-properties fo:color="#000000" style:text-line-through-style="none" style:font-name="CHPBHC+TimesNewRoman" fo:font-size="11.5pt" fo:font-style="italic" style:text-underline-style="none" style:font-name-asian="CHPBHC+TimesNewRoman" style:font-size-asian="11.5pt" style:font-style-asian="italic" style:font-name-complex="CHPBHC+TimesNewRoman" style:font-size-complex="11.5pt" style:font-style-complex="italic"/>
    </style:style>
    <style:style style:name="T7" style:family="text">
      <style:text-properties fo:color="#000000" style:text-line-through-style="none" style:font-name="CHPBHC+TimesNewRoman" fo:font-size="11.5pt" fo:font-style="normal" style:text-underline-style="none" style:font-name-asian="CHPBHC+TimesNewRoman" style:font-size-asian="11.5pt" style:font-style-asian="normal" style:font-name-complex="CHPBHC+TimesNewRoman" style:font-size-complex="11.5pt" style:font-style-complex="normal"/>
    </style:style>
    <style:style style:name="T8" style:family="text">
      <style:text-properties fo:color="#000000" style:text-line-through-style="none" style:font-name="CHPHAC+TimesNewRoman,Italic" fo:font-size="11.5pt" style:text-underline-style="none" style:font-name-asian="CHPHAC+TimesNewRoman,Italic" style:font-size-asian="11.5pt" style:font-name-complex="CHPHAC+TimesNewRoman,Italic" style:font-size-complex="1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da Artificial</text:p>
      <text:p text:style-name="P1">Hard Alife</text:p>
      <text:p text:style-name="P1"/>
      <text:p text:style-name="P2"><text:tab/>Resumo: </text:p>
      <text:p text:style-name="P2"><text:tab/><text:tab/>“A Vida Artificial é o estudo dos sistemas artificiais que exibem algumas das características comportamentais dos seres vivos naturais. O objetivo dessa busca é explicar a vida em todas as suas possíveis manifestações, sem exclusão dos exemplos particulares que evoluíram sobre a Terra. Abrange experiências biológicas e químicas, simulações em computadores e trabalhos estritamente teóricos. Submete à investigação os processos às escalas molecular, social e evolutiva. O seu objetivo último é extrair a forma lógica dos seres vivos. Graças a tecnologia microeletrônica e a engenharia genética, novas formas de vida, tanto in silico quanto in vitro, poderão ser criadas em breve, confrontando-se então a humanidade com desafios técnicos, teóricos e éticos de profundas implicações como nunca antes.” <text:span text:style-name="T1">CG Langton</text:span></text:p>
      <text:p text:style-name="P3"/>
      <text:p text:style-name="P3"><text:tab/>História: </text:p>
      <text:p text:style-name="P3"><text:tab/><text:tab/>Von Neumann: Automato auto-reprodutor → Construção mental.</text:p>
      <text:p text:style-name="P3"><text:tab/>Os criadores de mecânica como Descartes e Leibniz começaram a acreditar que a vida poderia ser duplicada com a ajuda de dispositivos mecânicos que aparentemente se comportavam como os vivos. </text:p>
      <text:p text:style-name="P3"><text:tab/>A máquina reprodutora de Von Neumann era baseado em algo diferente da mecânica: a informação, a premissa da vida. No centro do seu ser estava uma matriz, que além do comportamento, ditava-lhe a atividade reprodutora. O trabalho de Alan Turing no domínio da lógica matemática, nomeadamente através do seu autônomo finito Máquina de Turing, veio trazer a Von Neumann a certeza de que a duplicação de formas de vida também poderia ser emulada, nem que para isso, fosse necessária uma fita muito longa para ser introduzida n máquina. Von Neumann também se apercebeu de que a Biologia também proporcionava de longe o mais poderoso sistema de processamento de informações disponível e de que na emulação dela estava a chave de potentes sistemas artificiais.</text:p>
      <text:p text:style-name="P3"><text:tab/>O primeiro autômato auto-reprodutor que Von Neumann imaginou era uma variante de um computador composto de interruptores, relés e outras componentes transmissoras de informação. Além dos elementos computacionais, o autômato teria que possuir cinco outros elementos: um elemento de manipulação (idêntico a uma mão), que recebesse ordens da parte computacional (controle) da máquina; um elemento interruptor, capaz de desligar dois elementos quando recebesse ordem para tal; um elemento conector, capaz de ligar duas partes; um elemento sensor, capaz de reconhecer qualquer das partes e transmitir essa informação ao computador; “longarinas”, elementos estruturais rígidos que proporcionavam uma carroçaria para a criatura, além de constituírem meios de armazenamento da informação. Inserido num meio ambiente composto por reservatório semelhante a um lago, as partes do corpo da criatura distribuíam-se por quatro subsistemas. A componente A, também designada como fábrica, recolhia materiais do lago e manipulava-os de acordo com as instruções que as outras componentes lhe forneciam. A componente B funcionava como duplicador, lendo as instruções informáticas e copiando-as. A componente C representava o aparelho de controle, o computador propriamente dito. A componente D representava as instruções, sobre a forma de cadeia, devendo ser lida como uma serpentina de papel.</text:p>
      <text:p text:style-name="P2"><text:span text:style-name="T2"><text:tab/>Dava-se assim início a auto-reprodução. A componente C lia as instruções, alimentava com elas o duplicador (componente B) que as copiava e enviava o duplicado da instrução para a componente A, armazenando o original. Esta componente ao lê-las, navegava pelo reservatório avaliando cada pedaço à medida que ia passando. Estava incubida de procurar um pedaço determinado, com o qual começaria a construir a sua descendência. Quando encontrava o par ideal, agarrava-o com a mão, segurando-o até encontrar o passo seguinte. Soldava então o segundo pedaço ao primeiro. Uma vez completa a construção, o autômato construía uma segunda fábrica, um duplicador e um computador. Restava o último passo: inserir a longa cadeia de “longarinas”, </text:span><text:soft-page-break/><text:span text:style-name="T2">componente D, que se encontrava no primeiro duplicador, no descendente. Ao dotar a nova criatura de uma cópia das instruções reprodutoras, ela ficará fértil, apta a reproduzir o processo.</text:span></text:p>
      <text:p text:style-name="P3"><text:tab/>Esse autômato auto-reprodutor se tornou no primeiro autômato celular. O modelo celular de Von Neumann partiu de um tabuleiro de xadrez ilimitado em que cada casa, estava num estado inativo. Cobrindo cerca de duzentas mil células, von Neumann criou uma criatura que s seus pormenores eram representados por vinte e nove estados possíveis. A combinação rigorosa destas células nos seus diferentes estados indicava a criatura como comportar-se, definindo-a. A caixa, com cerca de oitenta células de comprimento por quatrocentas de largura, continha suborganismos que replicavam as funções das componentes A, B e C do modelo cinemático. As restantes células situavam-se na cauda, na matriz, constituída por 150 000 mil células alinhadas, contendo as instruções para o corpo da criatura, e atuando como um computador, uma fábrica ou um duplicador. Houve mesmo quem considerasse que a cauda possuía um comportamento muito semelhante a um conjunto de cromossomas.</text:p>
      <text:p text:style-name="P3"><text:tab/>John Conway acreditava que não seria muito difícil chegar a algo que, obedecendo a um pequeno conjunto de regras pouco complicadas, produzisse resultados ilimitados, muito semelhantes aos produzidos por um computador universal.</text:p>
      <text:p text:style-name="P3"><text:tab/>A chave residia nas regras que ditam a sobrevivência, o nascimento e a morte e na sua afinação. Qualquer variação mínima poderia por no caos absoluto um sistema considerado estável. Por outro lado, a redução do número de estados possíveis para uma célula também era importante. Conway reconheceu que a existência de apenas dois estados era o ideal, tornando uma célula preenchida ou vaga, ligada ou desligada, viva ou morta.</text:p>
      <text:p text:style-name="P3"/>
      <text:p text:style-name="P3"><text:tab/>Robótica:</text:p>
      <text:p text:style-name="P3"><text:tab/><text:tab/>Até agora, a vida artificial foi colocada como uma proposta na simulação de problemas de ordem lógica. Porém, “para toda alma tem de haver um corpo”, e a robótica é a ciência que estuda a maneira pela qual as máquinas inteligentes poderão interagir (fisicamente) com o mundo real. Nos sistemas de Vida Artificial, o desenvolvimento da robótica fez-se a partir da busca de uma geração capaz de tomar decisões de acordo com as circunstâncias, u em poucas palavras, a tentativa de transformar o automático em autônomo.</text:p>
      <text:p text:style-name="P3"><text:tab/>Robôs Insetos:</text:p>
      <text:p text:style-name="P3"><text:tab/><text:tab/>Rodney Brooks, diretor do laboratório de Inteligência Artificial do MIT, construiu com sua equipe de robôs autômatos chamados de “Robôs-insetos” utilizando-se dos princípios fundamentais de VA. Seguindo a filosofia: “Rápidos”, “Baratos” e “Fora de Controle”, ele constrói robôs que se assemelham a formigas, e desempenham uma série de funções elementares. Os robôs são construídos com uma rede neural iniciada aleatoriamente, que se adapta posteriormente com o aprendizado. O objetivo de Rodney é futuramente construir robôs extremamente simples e baratos que desempenham funções úteis coletivamente, se espalhando por todos os cantos, como em uma cena de filme de ficção científica, ágeis e pragmáticos, tornando-se aliados indispensáveis nas tarefas cotidianas. (Olhar site de Rodney Brooks).</text:p>
      <text:p text:style-name="P3"><text:tab/></text:p>
      <text:p text:style-name="P3"><text:tab/>Introdução:</text:p>
      <text:p text:style-name="P3"><text:tab/><text:tab/>Hard Alife está relacionado ao projeto e implementação de criaturas artificiais encorpadas, por exemplo, robôs.</text:p>
      <text:p text:style-name="P3"><text:tab/>Abstraindo Lógica Viva de Biologia:</text:p>
      <text:p text:style-name="P3"><text:tab/><text:tab/>Organismos foram comparados a máquinas bioquímicas extremamente complicadas e <text:span text:style-name="T1">finely tuned. </text:span>Desde que vimos que há a possibilidade de abstrair a forma lógica de uma máquina do seu hardware físico, é natural perguntar quando é possível abstrair a lógica de um organismo do seu revestimento bioquímico. As estruturas de controle associadas à máquina viva são de natureza paralela e distribuída.</text:p>
      <text:p text:style-name="P3"><text:tab/>Vida Artificial em Hardware e wetware:</text:p>
      <text:p text:style-name="P3"><text:tab/><text:tab/>Uma nova proposta para robótica é pioneira por pesquisadores incluindo Rodney Brooks no MIT, Luc Steels em Brussels, Leslie Kaelbling do Teleos Rsearch, Tim Smithers em <text:soft-page-break/>Edinburgh e Mark Tilden em Waterloo. Essa nova proposta acarreta throwing out o objetivo de endowing um robô com uma capacidade de percepção, representação, resolução e cognitiva <text:s/>humana usando a Inteligência Artificial tradicional. Ao invés disso, substitui o objetivo de construir um robô “street-smart” cuja inteligência está além de um inseto ou de um homem. A inteligência desses robôs é distribuída por um sistema nervoso sensor e motor periférico ao invés de ser centralmente localizado dentro de um processador analógico central do córtex cerebral. Isso significa inteligência sem cérebros, mas é grounded na realização de uma capacidade cognitiva de mais alto nível são late-comers na evolução histórica, e que eles dependem criticamente da mais rápida e básica capacidade sensorial e motora provido por um sistema nervoso descentralizado simples. Além de sua relativa simplicidade, essas redes de neurônios foram capazes de movimentar organismos com sucesso pelo seu ambiente with nary a representation, um modlo do mundo, nem um plano de seus nomes. </text:p>
      <text:p text:style-name="P2"><text:span text:style-name="T2"><text:tab/></text:span><text:span text:style-name="T3">In pursuing this new approach to robotics, Rod Brooks and his colleagues at the MIT Mobile Robot Lab (the "Mobot" Lab) have emphasized the following:</text:span><text:span text:style-name="T4">19 </text:span><text:span text:style-name="T3">• that there would be no traditional notion of planning. • that no central representation was needed. • that notions of world modelling are impractical and unnecessary. • that biology and evolution were good models to follow in our quest. • that we insist on building complete systems that exist in the real world so that we would not trick ourselves into skipping hard problems. </text:span></text:p>
      <text:p text:style-name="P5"><text:span text:style-name="T5">This philosophical approach to the problem has lead Brooks and his students to a bottom-up, distributed scheme for building robots and their control structures, which they call the </text:span><text:span text:style-name="T8">subsumption architecture. </text:span><text:span text:style-name="T5">In the subsumption scheme, there are many layers of activity going on in parallel, with lower layers being controlled (subsumed) by higher layers. </text:span></text:p>
      <text:p text:style-name="P6">For instance, imagine that we have a three-wheeled robot with two rear drive wheels and a front idler wheel. The two drive wheels are driven independently, which is how steering is effected. The robot also has sonar range finders, and a TV camera for vision. The lowest layer of control in the subsumption architecture (level-0) might simply be a circuit that causes the robot to move forward by turning on both drive wheels full-speed. The next layer up (level-1) would be a circuit taking data from the sonar range finders with inhibitory outputs to the drive layer (level-0). As obstacles come within range of the sonar sensors, they selectively inhibit the signals being sent to one or the other of the drive wheels in the underlying level-0 circuitry, causing the robot to turn to avoid the obstacles. Notice that level-1 assumes the presence of level-0, but level-0 need not assume the existence of any higher levels. Level-0 simply does its thing, while level-1 occasionally steps in and tweaks this underlying primary behavior. </text:p>
      <text:p text:style-name="P4"><text:tab/>The next layer up, level-2, might be a circuit which identifies objects in the room and causes the robot to head toward them. The level-2 circuit would have inputs from the TV camera and outputs to level-1, the obstacle avoidance circuitry. When distant objects are located by the TV camera, the obstacle avoidance circuitry can be tweaked by level-2 to cause the robot to head in the general direction of these distant objects, relying on the autonomous behavior of level-1 to avoid obstacles along the way. Again, level-2 assumes the existence of level-1, but level-1 need not assume the existence of any higher level(s). Thus, each layer "subsumes" the layers beneath it, inhibiting or enhancing their autonomous behavior in specific ways in the pursuit of higher-level goals. In principle, this layered control structure can be iterated to many higher levels. Figure 15 shows a diagram of the subsumption architecture of an actual robot control. </text:p>
      <text:p text:style-name="P4"><draw:frame draw:style-name="fr1" draw:name="figura1" text:anchor-type="paragraph" svg:x="0cm" svg:y="1cm" svg:width="16.999cm" svg:height="12.291cm" draw:z-index="0"><draw:image xlink:href="Pictures/200000070000521400003B5A35B82FC3.svm" xlink:type="simple" xlink:show="embed" xlink:actuate="onLoad"/></draw:frame><text:soft-page-break/></text:p>
      <text:p text:style-name="P4"/>
      <text:p text:style-name="P4"><text:tab/>Subsumption architecture control circuitry for one of Rod Brooks' mobile robots. Higher levels of control structure are farther up in the diagram. </text:p>
      <text:p text:style-name="Standard">On this scheme, therefore, it is not that "fish got to swim, birds got to fly," but rather that "fins got to flip, wings got to flap." Swimming and flying are seen to emerge from the controlled application of these primary behaviors, as the flippers and flappers are modulated by higher level control circuitry connected to sensory circuits, enhancing or inhibiting the simple behaviors of the the flippers or flappers, which simply want to "do their thing." In this approach, "doers" are primary while controllers are secondary, whereas on the traditional Al approach, controllers are primary and "doers" are secondary. Higher level intelligence, then, is seen to have arisen as control structures on top of pre-existing simple behaviors, giving rise to higher-order behaviors, over which even higher-order control structures emerged, and so forth. This is a view of intelligence driven from the bottom-up rather than from the top-down, which has the advantage that it is consistent with the probable evolutionary development of higher intelligence. </text:p>
      <text:p text:style-name="P6">A good source of inspiration for this bottom-up approach to intelligent robotics is the book Vehicles by Braitenberg.</text:p>
      <text:p text:style-name="P7"/>
      <text:p text:style-name="P7"/>
      <text:p text:style-name="P7"/>
      <text:p text:style-name="P7"/>
      <text:p text:style-name="P7"/>
      <text:p text:style-name="P7"/>
      <text:p text:style-name="P7"><text:soft-page-break/></text:p>
      <text:p text:style-name="P9">Vida Artificial e Robôs Reais:</text:p>
      <text:p text:style-name="P9"/>
      <text:p text:style-name="P10">Utilizar técnicas de Inteligência Artificial para programar robôs móveis reais. Em específico ele explora as dificuldades inerentes em transferir programas desenvolvidos num ambiente simulado para executar num robô real. Ele examina a evolução dual da morfologia do organismo e dos sistemas nervosos em biologia. Ele propõem técnicas para capturar um porção do espaço de busca retirando o que a  evolução dual oferece no domínio da programação de robôs. Ele explora a relação entre a morfologia de robô e a estrutura do programa, e técnicas para capturar regularidades de mapeamento.</text:p>
      <text:p text:style-name="P10">A segunda parte é mais específica. Ela propõe técnicas de iriam permitir explorações realísticas a respeito da evolução de programas para controlar fisicamente robôs móveis encorpados.  Especificamente,  nós apresentamos uma nova abstração para a programação de robôs baseada em comportamento que é especialmente montada para ser usada com técnicas de programação genética. Para competir com técnicas de codificação a mão será necessário  automaticamente desenvolver programas que são uma a duas ordens de magnitude mais complexa que aquelas previamente relatadas em qualquer domínio.  Extensões consideráveis de aproximações relatadas anteriormente para programação genética são necessárias para atingir esse objetivo.</text:p>
      <text:p text:style-name="P10">Construir programas baseados em comportamento para controlar Robôs localizados e encorpados em ambientes dinâmicos não-modelados. Ao invés de modularizar a percepção, a modelagem do mundo, planejamento e execução, a nova abordagem contrói sistemas de controle inteligente no qual muitos módulos individuais geram diretamente alguma parte do comportamento do robô.  Cada módulo incorpora a sua própria percepção, modelagem e requisitos de planejamento. Uma esquema de arbitração ou intermediação, dentro de uma estrutura de módulos, controla cada módulo que produz comportamento que tem controle de cada parte do robô a qualquer momento. Os programas são sobrepostos na construção deles, mas tem um fluxo de controle não-hierárquico, com níveis mais baixos com cuidado com atividades mais primitivas e níveis maiores com cuidado em atividades mais sofisticadas.</text:p>
      <text:p text:style-name="P10"/>
      <text:p text:style-name="P8">Sistemas de Hardware:</text:p>
      <text:p text:style-name="P8"><text:tab/>Para modelar o comportamento de coisas vivas, por exemplo, de insetos alguém deve modelar o sensoriamento do organismo e o sistema nervoso, o corpo e o seu meio ambiente. Apesar disso, nós estamos acostumados a pensar em sistema nervoso fantasticamente complexo, nós tendemos a ignorar o fato que o corpo dos animais são também altamente complexos, com geometrias extremamente complicadas, mecânico, dinâmico e propriedades térmicas, limitação de energia, crescimento e desenvolvimento de programas, etc.</text:p>
      <text:p text:style-name="P8"><text:tab/>A princípio, todos os componentes de um animal – sistema nervoso, corpo e meio ambiente – podem ser simulados em software. Na prática, no entanto, a quantidade de computação requerida para razoavelmente modelar as propriedades de som ou luz num ambiente complicado, ou as propriedades mecânicas de um organismo com 100 partes elásticas unidas, é vasto e efetivamente além da capacidade de tecnologia computacional para algum tempo a vir.</text:p>
      <text:p text:style-name="P8"><text:tab/>No entanto, está se tornando possível deixar o modelo de meio ambiente real separado, e representar o corpo dos animais e a interação deles com o meio ambiente usando pequenas, computadores controlados, robôs móveis autônomos. Com essa tecnologia, nós podemos modelar como organismos realizam a integração de várias modalidades perceptuais, como eles navegam no espaço, como eles controlam seus sensores e músculos para realizar precisamente movimentos coordenados, e como eles fazem todas essas coisas em tempo real.</text:p>
      <text:p text:style-name="P8"><text:tab/>Um projeto de pesquisa desse tipo envolveu o robô Genghis, desenvolvidos por Angle e <text:soft-page-break/>programado por Maes e Brooks para aprender a andar. Genghis é um robô de seis pernas, um pé de comprimento e um pé de espessura, desenvolvido para atravessar terrenos rugosos. Cada perna é dotada de dois motores e existem dois sensores, um na frente e outro atrás, para detectar quando o corpo está tocando no chão e outro sensor para medir a distância que Genghis percorreu. Na maioria desses sistemas, coordenação para tarefas como andar é estaticamente programada; Genghis, no entanto, tem que aprender a andar. O módulo das pernas são coordenados por uma rede de autômatos finitos que recebe feedback dos sensores sobre estabilidade e movimento para frente, e produz saída para os motores. Iniciando de uma rede neural aleatória, Genghis aprende a alcançar uma caminhada confiável com um tripé em apenas alguns minutos.</text:p>
      <text:p text:style-name="P8"><text:span text:style-name="T5"><text:tab/>Algumas características dos experimentos de Genghis e outros como esses vaem a pena ser ressaltados: (a) Controle Emergente das funcionalidades: o controle da caminhada de Genghis é uma propriedade emergente, no qual nenhuma parte individual da rede de neurônios sabe andar. (b) Decomposição a nível de tarefas: os agentes que governam o comportamento são essencialmente autônomos. No nível mais baixo, uma tarefa simples é realizada (por exemplo, se levantar), na qual é superimposta a próxima camada (por exemplo, se mover), na qual é superimposto por outra (evitar obstáculos), e assim por diante. Esses níveis de comportamento, cada um fazendo uso de outro pré-existente, é análogo ao caminho que a proficiência de tarefas devem ser realizadas pela evolução da vida natural. (c) Baixo nível de processamento: Porque não há modelo global, muito do raciocínio é realizado em baixo nível, perto do nível de percepção, do mesmo modo que a informação visual parece ser processada na retina dos mamíferos. Esses pontos são discutidos em Maes [40] e Brooks [5]. Aderindo a essa visão faça a </text:span><text:span text:style-name="T6">narrow claim </text:span><text:span text:style-name="T7">que essa é uma boa maneira de controlar robôs móveis para tarefas complexas, e a </text:span><text:span text:style-name="T6">claim </text:span><text:span text:style-name="T7">mais geral que é um bom caminho engenhar sistemas inteligentes, no geral. Assim sendo, então usar robôs móveis para modelar animais irá </text:span><text:span text:style-name="T6">aid </text:span><text:span text:style-name="T7"><text:s/>em extrair alguns princípios gerais do comportamento inteligente, </text:span><text:span text:style-name="T6">whether </text:span><text:span text:style-name="T7">natural ou artificial. <text:s text:c="2"/>59 e 75, pag 104</text:span></text:p>
      <text:p text:style-name="P8"><text:span text:style-name="T7"/></text:p>
      <text:p text:style-name="P8"><text:span text:style-name="T7">Livro de Langton</text:span></text:p>
      <text:p text:style-name="P8"><text:span text:style-name="T7">pag. 217</text:span></text:p>
      <text:p text:style-name="P8"><text:span text:style-name="T7">pag. 288</text:span></text:p>
      <text:p text:style-name="P8"><text:span text:style-name="T7"/></text:p>
      <text:p text:style-name="P8"><text:span text:style-name="T7">Livro Introduction to AI Robotics</text:span></text:p>
      <text:p text:style-name="P8"><text:span text:style-name="T7">Parte 1 <text:s/>até pag. 291.</text:span></text:p>
      <text:p text:style-name="P8"><text:span text:style-name="T7"/></text:p>
      <text:p text:style-name="P8"><text:span text:style-name="T7">Livro Intelligent Behavior in Animals and Robots</text:span></text:p>
      <text:p text:style-name="P8"><text:span text:style-name="T7">Design and Deci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HPBHC+TimesNewRoman" svg:font-family="CHPBHC+TimesNewRoman, 'Times New Roman'" style:font-family-generic="roman"/>
    <style:font-face style:name="CHPHAC+TimesNewRoman,Italic" svg:font-family="'CHPHAC+TimesNewRoman,Italic',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HPBHC+TimesNewRoman" fo:font-size="12pt" style:font-name-asian="CHPBHC+TimesNewRoman" style:font-size-asian="12pt" style:font-name-complex="CHPBHC+TimesNewRoman" style:font-size-complex="12pt"/>
    </style:style>
    <style:style style:name="Standard_20__28_Web_29_" style:display-name="Standard (Web)" style:family="paragraph" style:parent-style-name="Default" style:next-style-name="Default">
      <style:paragraph-properties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creation-date>2009-04-07T21:42:14</meta:creation-date>
    <dc:date>2009-04-21T00:46:47</dc:date>
    <meta:editing-cycles>7</meta:editing-cycles>
    <meta:editing-duration>PT6H55M28S</meta:editing-duration>
    <meta:user-defined meta:name="Informações 1"/>
    <meta:user-defined meta:name="Informações 2"/>
    <meta:user-defined meta:name="Informações 3"/>
    <meta:user-defined meta:name="Informações 4"/>
    <meta:document-statistic meta:table-count="0" meta:image-count="1" meta:object-count="0" meta:page-count="6" meta:paragraph-count="48" meta:word-count="3010" meta:character-count="19304"/>
  </office:meta>
</office:document-meta>
</file>